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5.59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6.485cm"/>
    </style:style>
    <style:style style:name="gr4" style:family="graphic" style:parent-style-name="standard">
      <style:graphic-properties draw:fill-color="#33ff99" draw:textarea-horizontal-align="justify" draw:textarea-vertical-align="middle" draw:auto-grow-height="false" fo:min-height="1.274cm" fo:min-width="5.72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33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23cm" svg:height="1.191cm" svg:x="1.127cm" svg:y="1cm">
          <draw:text-box>
            <text:p>创建model</text:p>
          </draw:text-box>
        </draw:frame>
        <draw:custom-shape draw:style-name="gr2" draw:text-style-name="P2" draw:layer="layout" svg:width="6.096cm" svg:height="0.762cm" svg:x="1cm" svg:y="3.159cm">
          <text:p text:style-name="P2">model.__init__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2.905cm" svg:y="4.429cm">
          <text:p text:style-name="P2">Super().__init__(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0.762cm" svg:x="4.556cm" svg:y="5.953cm">
          <text:p text:style-name="P2">Conv2d __init__(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0.762cm" svg:x="4.556cm" svg:y="8.112cm">
          <text:p text:style-name="P2">nn.sequential.__init__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6.969cm" svg:y="10.144cm">
          <text:p text:style-name="P2">add_module(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223cm" svg:height="1.524cm" svg:x="13.446cm" svg:y="2.90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21:34:18.293272837</meta:creation-date>
    <dc:date>2018-11-19T21:40:54.692677663</dc:date>
    <meta:editing-duration>PT6M36S</meta:editing-duration>
    <meta:editing-cycles>1</meta:editing-cycles>
    <meta:generator>LibreOffice/5.1.6.2$Linux_X86_64 LibreOffice_project/10m0$Build-2</meta:generator>
    <meta:document-statistic meta:object-count="7"/>
  </office:meta>
</office:document-meta>
</file>